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P1" style:family="paragraph" style:parent-style-name="Text_20_body">
      <style:text-properties officeooo:rsid="001607c0" officeooo:paragraph-rsid="001607c0"/>
    </style:style>
    <style:style style:name="P2" style:family="paragraph" style:parent-style-name="Text_20_body">
      <style:text-properties officeooo:paragraph-rsid="001607c0"/>
    </style:style>
    <style:style style:name="T1" style:family="text">
      <style:text-properties officeooo:rsid="001607c0"/>
    </style:style>
    <style:style style:name="T2" style:family="text">
      <style:text-properties fo:font-style="italic" officeooo:rsid="001607c0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pecjalizacje</text:h>
      <text:p text:style-name="P2"><text:span text:style-name="T1">Specjalizacja czyni postać wyjątkową. Specjalizacje postaci w grupie nie powinny się powtarzać. Specjalizacja daje postaci korzyści podczas tworzenia postaci i z każdym następnym poziomem. Jest to czasownik w zdaniu “Jestem </text:span><text:span text:style-name="T2">przymiotnikiem rzeczownikiem</text:span><text:span text:style-name="T1"> który </text:span><text:span text:style-name="T2">czasownikuje</text:span><text:span text:style-name="T1">”.</text:span></text:p>
      <text:p text:style-name="P1">Ten rozdział zawiera około 100 przykładowych specjalizacji, takich jak Nosi Halo Ognia, Wolałby Czytać i Pilotuje Statki Kosmiczne. Te specjalizacje mogą być wybrane i użyte przez gracza, lub przez MG, który dodaje je do listy dostępnych specjalizacji dla swoich graczy w następnej kampanii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21T04:07:29.201000000</meta:creation-date>
    <dc:date>2024-03-21T04:35:10.716000000</dc:date>
    <meta:editing-duration>PT12M57S</meta:editing-duration>
    <meta:editing-cycles>2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3" meta:word-count="78" meta:character-count="578" meta:non-whitespace-character-count="502"/>
  </office:meta>
</office:document-meta>
</file>